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24" calcext:value-type="float">
            <text:p>1524</text:p>
          </table:table-cell>
          <table:table-cell table:style-name="ce7" table:formula="of:=COUNTIF([.B7:.B999998];&quot;X&quot;)" office:value-type="float" office:value="1327" calcext:value-type="float">
            <text:p>1327</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25" calcext:value-type="float">
            <text:p>162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4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3">00/00/0000</text:date>, <text:time style:data-style-name="N2" text:time-value="20:42:24.59273241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13T20:43:07.133258240</dc:date>
    <meta:editing-duration>P1DT15H10M52S</meta:editing-duration>
    <meta:editing-cycles>1520</meta:editing-cycles>
    <meta:document-statistic meta:table-count="1" meta:cell-count="9208" meta:object-count="0"/>
  </office:meta>
</office:document-meta>
</file>